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T1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911cm" svg:height="5.357cm" svg:x="7.695cm" svg:y="5.075cm">
          <text:p text:style-name="P1">Marketpla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2.052cm" svg:height="4.464cm" svg:x="1cm" svg:y="13.333cm">
          <text:p text:style-name="P1">Friend S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356cm" svg:height="2.742cm" svg:x="1cm" svg:y="5.01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025cm" svg:height="3.348cm" svg:x="22.649cm" svg:y="2.397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25cm" svg:height="3.347cm" svg:x="22.649cm" svg:y="7.531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025cm" svg:height="3.347cm" svg:x="22.649cm" svg:y="12.887cm">
          <text:p text:style-name="P1">S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052cm" svg:y1="15.565cm" svg:x2="22.649cm" svg:y2="4.071cm" draw:start-shape="id1" draw:start-glue-point="1" draw:end-shape="id2" svg:d="m13052 15565c7197 0 2399-11494 9597-11494" svg:viewBox="0 0 9598 11495">
          <text:p/>
        </draw:connector>
        <draw:connector draw:style-name="gr2" draw:text-style-name="P1" draw:layer="layout" draw:type="curve" svg:x1="13.052cm" svg:y1="15.565cm" svg:x2="22.649cm" svg:y2="9.204cm" draw:start-shape="id1" draw:start-glue-point="1" draw:end-shape="id3" svg:d="m13052 15565c7197 0 2399-6361 9597-6361" svg:viewBox="0 0 9598 6362">
          <text:p/>
        </draw:connector>
        <draw:connector draw:style-name="gr2" draw:text-style-name="P1" draw:layer="layout" draw:type="lines" svg:x1="13.052cm" svg:y1="15.565cm" svg:x2="22.649cm" svg:y2="14.56cm" draw:start-shape="id1" draw:start-glue-point="1" draw:end-shape="id4" svg:d="m13052 15565h501l8594-1005h502" svg:viewBox="0 0 9598 1006">
          <text:p/>
        </draw:connector>
        <draw:custom-shape draw:style-name="gr3" draw:text-style-name="P2" xml:id="id5" draw:id="id5" draw:layer="layout" svg:width="4.464cm" svg:height="1.338cm" draw:transform="skewX (0.000698131700797732) rotate (1.57550871577528) translate (11.71cm 17.8cm)">
          <text:p text:style-name="P2"><text:span text:style-name="T1">vmc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356cm" svg:height="1.116cm" draw:transform="rotate (1.57149445849569) translate (12.584cm 10.457cm)">
          <text:p text:style-name="P1">vmca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48cm" svg:height="1.115cm" draw:transform="rotate (1.57149445849569) translate (22.649cm 16.235cm)">
          <text:p text:style-name="P1">vmca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48cm" svg:height="1.115cm" draw:transform="rotate (1.57149445849569) translate (22.649cm 10.878cm)">
          <text:p text:style-name="P1">vmca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49cm" svg:height="1.115cm" draw:transform="rotate (1.57149445849569) translate (22.649cm 5.745cm)">
          <text:p text:style-name="P1">vmcatch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3.037cm" svg:y1="15.562cm" svg:x2="13.699cm" svg:y2="7.778cm" draw:start-shape="id5" draw:start-glue-point="2" draw:end-shape="id6" draw:end-glue-point="2" svg:d="m13037 15562c8104 0 7773-7784 662-7784" svg:viewBox="0 0 6038 7785">
          <text:p/>
        </draw:connector>
        <draw:connector draw:style-name="gr2" draw:text-style-name="P1" draw:layer="layout" draw:type="curve" svg:x1="3.678cm" svg:y1="7.754cm" svg:x2="7.026cm" svg:y2="13.333cm" draw:start-shape="id7" draw:start-glue-point="2" draw:end-shape="id1" svg:d="m3678 7754c0 4185 3348 1396 3348 5579" svg:viewBox="0 0 3349 5580">
          <text:p/>
        </draw:connector>
        <draw:connector draw:style-name="gr2" draw:text-style-name="P1" draw:layer="layout" draw:type="curve" svg:x1="10.15cm" svg:y1="10.432cm" svg:x2="7.026cm" svg:y2="13.333cm" draw:start-shape="id8" draw:start-glue-point="2" draw:end-shape="id1" draw:end-glue-point="0" svg:d="m10150 10432c0 2175-3124 725-3124 2901" svg:viewBox="0 0 3125 2902">
          <text:p/>
        </draw:connector>
        <draw:connector draw:style-name="gr2" draw:text-style-name="P1" draw:layer="layout" draw:type="curve" svg:x1="3.678cm" svg:y1="7.754cm" svg:x2="10.15cm" svg:y2="10.432cm" draw:start-shape="id7" draw:start-glue-point="2" draw:end-shape="id8" svg:d="m3678 7754c0 4767 6472 3428 6472 2678" svg:viewBox="0 0 6473 34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lvaro García</meta:initial-creator>
    <meta:creation-date>2013-11-21T12:38:05</meta:creation-date>
    <dc:date>2013-11-21T12:44:39</dc:date>
    <dc:creator>Álvaro García</dc:creator>
    <meta:editing-duration>PT1M20S</meta:editing-duration>
    <meta:editing-cycles>2</meta:editing-cycles>
    <meta:generator>LibreOffice/3.5$Linux_X86_64 LibreOffice_project/350m1$Build-2</meta:generator>
    <meta:document-statistic meta:object-count="18"/>
  </office:meta>
</office:document-meta>
</file>